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ntryBlueprint" svg:font-family="CountryBlueprint" style:font-pitch="variable" style:font-charset="x-symbol"/>
    <style:font-face style:name="Lucida Sans1" svg:font-family="'Lucid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mplex" svg:font-family="Complex" style:font-pitch="variable"/>
    <style:font-face style:name="Proxy 9" svg:font-family="'Proxy 9'" style:font-pitch="variable"/>
    <style:font-face style:name="Txt_IV25" svg:font-family="Txt_IV25" style:font-pitch="variable"/>
    <style:font-face style:name="Old English Text MT" svg:font-family="'Old English Text MT'"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officeooo:rsid="00155cbc" officeooo:paragraph-rsid="00155cbc"/>
    </style:style>
    <style:style style:name="T1" style:family="text">
      <style:text-properties officeooo:rsid="00173dc2"/>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lab #4: Temperature Coefficient of Resistance</text:p>
      <text:p text:style-name="P1">Charlie Coleman</text:p>
      <text:p text:style-name="P1">20160921</text:p>
      <text:p text:style-name="P1"/>
      <text:p text:style-name="P1">Objective: The objective of the lab is to measure the temperature coefficient of thermistors and copper wire</text:p>
      <text:p text:style-name="P1"/>
      <text:p text:style-name="P1">Theory: Most metals exhibit a relationship between temperature and resistance. The equation to find the temperature coefficient of resistance is <draw:frame draw:style-name="fr1" draw:name="Object1" text:anchor-type="as-char" svg:y="-0.2618in" svg:width="0.8154in" svg:height="0.4283in" draw:z-index="0"><draw:object xlink:href="./Object 1" xlink:type="simple" xlink:show="embed" xlink:actuate="onLoad"/><draw:image xlink:href="./ObjectReplacements/Object 1" xlink:type="simple" xlink:show="embed" xlink:actuate="onLoad"/></draw:frame>where Rt is the resistance of the metal at some t, and Ro is the resistance of the metal at 0C. The equation can also be written as <draw:frame draw:style-name="fr1" draw:name="Object2" text:anchor-type="as-char" svg:y="-0.139in" svg:width="1.1016in" svg:height="0.202in" draw:z-index="1"><draw:object xlink:href="./Object 2" xlink:type="simple" xlink:show="embed" xlink:actuate="onLoad"/><draw:image xlink:href="./ObjectReplacements/Object 2" xlink:type="simple" xlink:show="embed" xlink:actuate="onLoad"/></draw:frame>. We can see that this is a linear equation of the form y=mx+b.</text:p>
      <text:p text:style-name="P1"/>
      <text:p text:style-name="P1">Thermistors do not have a linear equation for temperature v resistance, but an exponential one instead. The resistance is given by the equation <draw:frame draw:style-name="fr1" draw:name="Object3" text:anchor-type="as-char" svg:y="-0.298in" svg:width="0.9508in" svg:height="0.348in" draw:z-index="2"><draw:object xlink:href="./Object 3" xlink:type="simple" xlink:show="embed" xlink:actuate="onLoad"/><draw:image xlink:href="./ObjectReplacements/Object 3" xlink:type="simple" xlink:show="embed" xlink:actuate="onLoad"/></draw:frame>.</text:p>
      <text:p text:style-name="P1"/>
      <text:p text:style-name="P1">A Wheatstone Bridge is a setup of resistors to test resistance accurately. When the current measured on the galvanometer is 0 and we know 3 of the resistances, we can calculate the third using the equation <draw:frame draw:style-name="fr1" draw:name="Object4" text:anchor-type="as-char" svg:y="-0.2618in" svg:width="0.6193in" svg:height="0.4283in" draw:z-index="3"><draw:object xlink:href="./Object 4" xlink:type="simple" xlink:show="embed" xlink:actuate="onLoad"/><draw:image xlink:href="./ObjectReplacements/Object 4" xlink:type="simple" xlink:show="embed" xlink:actuate="onLoad"/></draw:frame> where R1-R4 are the 4 resistors in clockwise order starting in the top left.</text:p>
      <text:p text:style-name="P1"/>
      <text:p text:style-name="P1">Procedure: Fill the vessel with water to an inch of the top and mount the thermometer through the hole in the cover of the unit to be tested. Tighten the clamps to secure. Attach the cords to the prongs. Connect the temp sensor. Connect the binding posts. Measure the resistance of the connecting wires. Measure the resistance of the setup to a tenth of an Ohm while below room temp using ice. <text:span text:style-name="T1">Increase the temperature of the water by about 5C and remeasure. Repeat until a temperature of 70C is reac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ntryBlueprint" svg:font-family="CountryBlueprint" style:font-pitch="variable" style:font-charset="x-symbol"/>
    <style:font-face style:name="Lucida Sans1" svg:font-family="'Lucid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mplex" svg:font-family="Complex" style:font-pitch="variable"/>
    <style:font-face style:name="Proxy 9" svg:font-family="'Proxy 9'" style:font-pitch="variable"/>
    <style:font-face style:name="Txt_IV25" svg:font-family="Txt_IV25" style:font-pitch="variable"/>
    <style:font-face style:name="Old English Text MT" svg:font-family="'Old English Text MT'"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urier New" fo:font-family="'Courier New'" style:font-family-generic="modern" style:font-pitch="fixed"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4:28:26.405000000</meta:creation-date>
    <dc:date>2016-09-21T14:46:25.219000000</dc:date>
    <meta:editing-duration>PT1M38S</meta:editing-duration>
    <meta:editing-cycles>1</meta:editing-cycles>
    <meta:document-statistic meta:table-count="0" meta:image-count="0" meta:object-count="4" meta:page-count="1" meta:paragraph-count="8" meta:word-count="253" meta:character-count="1451" meta:non-whitespace-character-count="1205"/>
    <meta:generator>LibreOffice/5.0.4.2$Windows_x86 LibreOffice_project/2b9802c1994aa0b7dc6079e128979269cf95bc78</meta:generator>
  </office:meta>
</office:document-meta>
</file>

<file path=Object 1/content.xml><?xml version="1.0" encoding="utf-8"?>
<math xmlns="http://www.w3.org/1998/Math/MathML" display="block">
  <semantics>
    <mrow>
      <mi mathvariant="normal">α</mi>
      <mo stretchy="false">=</mo>
      <mfrac>
        <mrow>
          <msub>
            <mi>R</mi>
            <mi>t</mi>
          </msub>
          <mo stretchy="false">−</mo>
          <msub>
            <mi>R</mi>
            <mi>o</mi>
          </msub>
        </mrow>
        <mrow>
          <mi>t</mi>
          <msub>
            <mi>R</mi>
            <mi>o</mi>
          </msub>
        </mrow>
      </mfrac>
    </mrow>
    <annotation encoding="StarMath 5.0">%alpha = { R_t - R_o } over { t R_o }</annotation>
  </semantics>
</math>
</file>

<file path=Object 2/content.xml><?xml version="1.0" encoding="utf-8"?>
<math xmlns="http://www.w3.org/1998/Math/MathML" display="block">
  <semantics>
    <mrow>
      <mrow>
        <msub>
          <mi>R</mi>
          <mi>t</mi>
        </msub>
        <mo stretchy="false">=</mo>
        <mi mathvariant="normal">α</mi>
      </mrow>
      <msub>
        <mi>R</mi>
        <mi>o</mi>
      </msub>
      <mrow>
        <mi>T</mi>
        <mo stretchy="false">+</mo>
        <msub>
          <mi>R</mi>
          <mi>o</mi>
        </msub>
      </mrow>
    </mrow>
    <annotation encoding="StarMath 5.0">R_t = %alpha R_o T + R_o</annotation>
  </semantics>
</math>
</file>

<file path=Object 3/content.xml><?xml version="1.0" encoding="utf-8"?>
<math xmlns="http://www.w3.org/1998/Math/MathML" display="block">
  <semantics>
    <mrow>
      <mrow>
        <mi>R</mi>
        <mo stretchy="false">=</mo>
        <mi mathvariant="normal">α</mi>
      </mrow>
      <msup>
        <mi>e</mi>
        <mrow>
          <mrow>
            <mo fence="true" stretchy="false">(</mo>
            <mrow>
              <mrow>
                <mfrac>
                  <mn>1</mn>
                  <mi>t</mi>
                </mfrac>
                <mo stretchy="false">−</mo>
                <mfrac>
                  <mn>1</mn>
                  <msub>
                    <mi>t</mi>
                    <mi>a</mi>
                  </msub>
                </mfrac>
              </mrow>
            </mrow>
            <mo fence="true" stretchy="false">)</mo>
          </mrow>
          <mi mathvariant="normal">β</mi>
        </mrow>
      </msup>
    </mrow>
    <annotation encoding="StarMath 5.0">R = %alpha e^{( 1 over t - 1 over t_a )%beta }</annotation>
  </semantics>
</math>
</file>

<file path=Object 4/content.xml><?xml version="1.0" encoding="utf-8"?>
<math xmlns="http://www.w3.org/1998/Math/MathML" display="block">
  <semantics>
    <mrow>
      <mfrac>
        <msub>
          <mi>R</mi>
          <mn>2</mn>
        </msub>
        <msub>
          <mi>R</mi>
          <mn>3</mn>
        </msub>
      </mfrac>
      <mo stretchy="false">=</mo>
      <mfrac>
        <msub>
          <mi>R</mi>
          <mn>1</mn>
        </msub>
        <msub>
          <mi>R</mi>
          <mn>4</mn>
        </msub>
      </mfrac>
    </mrow>
    <annotation encoding="StarMath 5.0">R_2 over R_3 = R_1 over R_4</annotation>
  </semantics>
</math>
</file>